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9000001EEA1743EE7F9CD6D29.png" manifest:media-type="image/png"/>
  <manifest:file-entry manifest:full-path="Pictures/1003402C00004EA70000330E385357F783D5E5F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9cm" svg:height="10.1cm" svg:x="0.177cm" svg:y="-0.3cm">
          <draw:image xlink:href="Pictures/1003402C00004EA70000330E385357F783D5E5F6.svg" xlink:type="simple" xlink:show="embed" xlink:actuate="onLoad" loext:mime-type="image/svg+xml">
            <text:p/>
          </draw:image>
          <draw:image xlink:href="Pictures/10000201000002F9000001EEA1743EE7F9CD6D2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1:48:53.303367948</meta:creation-date>
    <dc:date>2024-12-03T16:11:52.557451368</dc:date>
    <meta:editing-duration>PT9H45M54S</meta:editing-duration>
    <meta:editing-cycles>7</meta:editing-cycles>
    <meta:generator>LibreOffice/6.4.7.2$Linux_X86_64 LibreOffice_project/40$Build-2</meta:generator>
    <meta:document-statistic meta:object-count="1"/>
  </office:meta>
</office:document-meta>
</file>